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598" officeooo:paragraph-rsid="001dc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commandes de jeux sont:</text:p>
      <text:p text:style-name="P1"/>
      <text:p text:style-name="P1"><text:s text:c="2"/>-Au lancement du jeux vous appuyer sur la touche "Entrée" pour lancer une partie</text:p>
      <text:p text:style-name="P1"><text:s text:c="2"/>- Pour déplacer à gauche appuyez sur &lt;--</text:p>
      <text:p text:style-name="P1"><text:s text:c="2"/>- Pour déplacer à gauche appuyez sur --&gt;</text:p>
      <text:p text:style-name="P1"><text:s text:c="2"/>- Pour accélerer le difilement de la pièce vers le bas apuuyez sur la flèche vers le bas</text:p>
      <text:p text:style-name="P1"><text:s text:c="2"/>- Pour retourner la pièce appuyez sur la flèche vers le haut.</text:p>
      <text:p text:style-name="P1"><text:s text:c="2"/>- Pour suspendre le jeux appuyez sur la touche "p"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4:29:36.566152957</meta:creation-date>
    <dc:date>2016-04-03T14:30:04.088954973</dc:date>
    <meta:editing-duration>PT27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7" meta:word-count="76" meta:character-count="399" meta:non-whitespace-character-count="319"/>
  </office:meta>
</office:document-meta>
</file>